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90000017CCA83920F5D45C125.png" manifest:media-type="image/png"/>
  <manifest:file-entry manifest:full-path="Pictures/100000010000086900000403545FFC3E57B9CA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x="-0.2in" svg:y="3.6917in" svg:width="6.9252in" svg:height="3.3028in" draw:z-index="0"><draw:image xlink:href="Pictures/100000010000086900000403545FFC3E57B9CA5D.png" xlink:type="simple" xlink:show="embed" xlink:actuate="onLoad" draw:mime-type="image/png"/></draw:frame><text:line-break/><text:line-break/><draw:frame draw:style-name="fr1" draw:name="Image2" text:anchor-type="char" svg:width="6.9252in" svg:height="1.7957in" draw:z-index="1"><draw:image xlink:href="Pictures/10000001000005B90000017CCA83920F5D45C12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04:33:15.009038507</meta:creation-date>
    <dc:date>2024-10-09T04:41:18.538104575</dc:date>
    <meta:editing-duration>PT8M4S</meta:editing-duration>
    <meta:editing-cycles>1</meta:editing-cycles>
    <meta:document-statistic meta:table-count="0" meta:image-count="2" meta:object-count="0" meta:page-count="1" meta:paragraph-count="1" meta:word-count="0" meta:character-count="2" meta:non-whitespace-character-count="0"/>
    <meta:generator>LibreOffice/7.3.7.2$Linux_X86_64 LibreOffice_project/30$Build-2</meta:generator>
  </office:meta>
</office:document-meta>
</file>